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7197b" officeooo:paragraph-rsid="0007197b" style:font-size-asian="22.75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арт == запросить у игрока букву ==</text:p>
      <text:p text:style-name="P1">==сопоставив букву выбрать того кто ходит первым == </text:p>
      <text:p text:style-name="P1">==вариант хода игрока===</text:p>
      <text:p text:style-name="P1">==показать игровое поле</text:p>
      <text:p text:style-name="P1">==определить ход игрока ==</text:p>
      <text:p text:style-name="P1">==проверить выиграл ли игрок==</text:p>
      <text:p text:style-name="P1">==проверить на ничью</text:p>
      <text:p text:style-name="P1">=== ход первым компа ===\</text:p>
      <text:p text:style-name="P1">определить ход компа==</text:p>
      <text:p text:style-name="P1">проверить выиграл ли ==</text:p>
      <text:p text:style-name="P1">проверить ничью ==</text:p>
      <text:p text:style-name="P1">===общее положение почле прохождения блока ветвления ===</text:p>
      <text:p text:style-name="P1">==спросить игрока будет ли играть еще===</text:p>
      <text:p text:style-name="P1">===окончание игры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7:36:06.472149486</meta:creation-date>
    <dc:date>2021-01-07T17:41:20.254605621</dc:date>
    <meta:editing-duration>PT5M16S</meta:editing-duration>
    <meta:editing-cycles>1</meta:editing-cycles>
    <meta:document-statistic meta:table-count="0" meta:image-count="0" meta:object-count="0" meta:page-count="1" meta:paragraph-count="14" meta:word-count="62" meta:character-count="415" meta:non-whitespace-character-count="366"/>
    <meta:generator>LibreOffice/6.4.6.2$Linux_X86_64 LibreOffice_project/40$Build-2</meta:generator>
  </office:meta>
</office:document-meta>
</file>